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variant="small-caps" style:font-name="Times New Roman" fo:font-size="15pt" officeooo:rsid="000c579a" officeooo:paragraph-rsid="000c579a" style:font-size-asian="13.1000003814697pt" style:font-size-complex="15pt"/>
    </style:style>
    <style:style style:name="P2"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0c579a" style:font-size-asian="10.5pt" style:font-size-complex="12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0ee557"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100eea"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0c579a" officeooo:paragraph-rsid="00151e9c"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3pt" fo:font-style="italic" officeooo:rsid="0019a70f" officeooo:paragraph-rsid="0019a70f" style:font-size-asian="13pt" style:font-style-asian="italic" style:font-size-complex="13pt" style:font-style-complex="italic"/>
    </style:style>
    <style:style style:name="P7" style:family="paragraph" style:parent-style-name="Standard">
      <style:paragraph-properties fo:line-height="150%" fo:text-align="justify" style:justify-single-word="false"/>
      <style:text-properties fo:font-variant="normal" fo:text-transform="none" style:font-name="Times New Roman1" fo:font-size="12pt" officeooo:rsid="0019a70f" officeooo:paragraph-rsid="000ee557" style:font-size-asian="10.5pt" style:font-size-complex="12pt"/>
    </style:style>
    <style:style style:name="P8" style:family="paragraph" style:parent-style-name="Standard" style:master-page-name="">
      <style:paragraph-properties fo:margin-left="2.499cm" fo:margin-right="0cm" fo:line-height="150%" fo:text-align="justify" style:justify-single-word="false" fo:text-indent="0.499cm" style:auto-text-indent="false" style:page-number="auto"/>
      <style:text-properties style:font-name="Times New Roman" fo:font-size="10pt" fo:font-style="italic" officeooo:rsid="0011ae82" officeooo:paragraph-rsid="0019a70f" style:font-size-asian="10pt" style:font-style-asian="italic" style:font-size-complex="10pt" style:font-style-complex="italic"/>
    </style:style>
    <style:style style:name="P9"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italic" officeooo:rsid="000df707" officeooo:paragraph-rsid="0019a70f" style:font-size-asian="10pt" style:font-style-asian="italic" style:font-size-complex="10pt" style:font-style-complex="italic"/>
    </style:style>
    <style:style style:name="P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italic" officeooo:rsid="000df707" officeooo:paragraph-rsid="0019a70f" style:font-size-asian="10.5pt" style:font-style-asian="italic" style:font-size-complex="12pt" style:font-style-complex="italic"/>
    </style:style>
    <style:style style:name="P11" style:family="paragraph" style:parent-style-name="Footnote">
      <style:text-properties style:font-name="Times New Roman" officeooo:rsid="0012559e" officeooo:paragraph-rsid="0012559e"/>
    </style:style>
    <style:style style:name="P12" style:family="paragraph" style:parent-style-name="Footnote">
      <style:text-properties style:font-name="Times New Roman" officeooo:rsid="000dc2a5" officeooo:paragraph-rsid="000dc2a5"/>
    </style:style>
    <style:style style:name="P1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19a70f" officeooo:paragraph-rsid="00219a8e" style:font-size-asian="10.5pt" style:font-style-asian="italic" style:font-size-complex="12pt" style:font-style-complex="italic"/>
    </style:style>
    <style:style style:name="P1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3cab88" officeooo:paragraph-rsid="003cab88" style:font-size-asian="10.5pt" style:font-style-asian="italic" style:font-size-complex="12pt" style:font-style-complex="italic"/>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1" fo:font-size="12pt" fo:font-style="italic" officeooo:rsid="003cab88" officeooo:paragraph-rsid="00422bc9" style:font-size-asian="10.5pt" style:font-style-asian="italic" style:font-size-complex="12pt" style:font-style-complex="italic"/>
    </style:style>
    <style:style style:name="P16"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1" fo:font-size="10pt" fo:font-style="italic" officeooo:rsid="003cab88" officeooo:paragraph-rsid="003cab88" style:font-size-asian="8.75pt" style:font-style-asian="italic" style:font-size-complex="10pt" style:font-style-complex="italic"/>
    </style:style>
    <style:style style:name="P17"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1" fo:font-size="10pt" fo:font-style="italic" officeooo:rsid="003cab88" officeooo:paragraph-rsid="003cab88" style:font-size-asian="8.75pt" style:font-style-asian="italic" style:font-size-complex="10pt" style:font-style-complex="italic"/>
    </style:style>
    <style:style style:name="P18" style:family="paragraph" style:parent-style-name="Footnote">
      <style:text-properties style:font-name="Times New Roman" officeooo:rsid="003fee11" officeooo:paragraph-rsid="003fee11"/>
    </style:style>
    <style:style style:name="P19" style:family="paragraph" style:parent-style-name="Footnote">
      <style:text-properties style:font-name="Times New Roman" officeooo:rsid="00457b27" officeooo:paragraph-rsid="00457b27"/>
    </style:style>
    <style:style style:name="T1" style:family="text">
      <style:text-properties officeooo:rsid="000cdee6"/>
    </style:style>
    <style:style style:name="T2" style:family="text">
      <style:text-properties officeooo:rsid="000dc2a5"/>
    </style:style>
    <style:style style:name="T3" style:family="text">
      <style:text-properties style:font-name="Times New Roman1" officeooo:rsid="000dc2a5"/>
    </style:style>
    <style:style style:name="T4" style:family="text">
      <style:text-properties style:font-name="Times New Roman1" officeooo:rsid="0019a70f"/>
    </style:style>
    <style:style style:name="T5" style:family="text">
      <style:text-properties style:font-name="Times New Roman1" officeooo:rsid="001311d2"/>
    </style:style>
    <style:style style:name="T6" style:family="text">
      <style:text-properties style:font-name="Times New Roman1" officeooo:rsid="0015ac07"/>
    </style:style>
    <style:style style:name="T7" style:family="text">
      <style:text-properties style:font-name="Times New Roman1" officeooo:rsid="000eeeed"/>
    </style:style>
    <style:style style:name="T8" style:family="text">
      <style:text-properties style:font-name="Times New Roman1" officeooo:rsid="0010dfde"/>
    </style:style>
    <style:style style:name="T9" style:family="text">
      <style:text-properties style:font-name="Times New Roman1" officeooo:rsid="003608a7"/>
    </style:style>
    <style:style style:name="T10" style:family="text">
      <style:text-properties fo:font-style="italic" style:font-style-asian="italic" style:font-style-complex="italic"/>
    </style:style>
    <style:style style:name="T11" style:family="text">
      <style:text-properties fo:font-style="italic" officeooo:rsid="000ee557" style:font-style-asian="italic" style:font-style-complex="italic"/>
    </style:style>
    <style:style style:name="T12" style:family="text">
      <style:text-properties officeooo:rsid="000ee557"/>
    </style:style>
    <style:style style:name="T13" style:family="text">
      <style:text-properties officeooo:rsid="000df707"/>
    </style:style>
    <style:style style:name="T14" style:family="text">
      <style:text-properties officeooo:rsid="001b03b1"/>
    </style:style>
    <style:style style:name="T15" style:family="text">
      <style:text-properties officeooo:rsid="001ca79a"/>
    </style:style>
    <style:style style:name="T16" style:family="text">
      <style:text-properties fo:font-style="normal" style:font-style-asian="normal" style:font-style-complex="normal"/>
    </style:style>
    <style:style style:name="T17" style:family="text">
      <style:text-properties fo:font-style="normal" officeooo:rsid="003608a7" style:font-style-asian="normal" style:font-style-complex="normal"/>
    </style:style>
    <style:style style:name="T18" style:family="text">
      <style:text-properties fo:font-style="normal" officeooo:rsid="003641b4" style:font-style-asian="normal" style:font-style-complex="normal"/>
    </style:style>
    <style:style style:name="T19" style:family="text">
      <style:text-properties fo:font-style="normal" officeooo:rsid="003666dc" style:font-style-asian="normal" style:font-style-complex="normal"/>
    </style:style>
    <style:style style:name="T20" style:family="text">
      <style:text-properties fo:font-style="normal" officeooo:rsid="00380841" style:font-style-asian="normal" style:font-style-complex="normal"/>
    </style:style>
    <style:style style:name="T21" style:family="text">
      <style:text-properties fo:font-style="normal" officeooo:rsid="003a00db" style:font-style-asian="normal" style:font-style-complex="normal"/>
    </style:style>
    <style:style style:name="T22" style:family="text">
      <style:text-properties fo:font-style="normal" officeooo:rsid="003a2af1" style:font-style-asian="normal" style:font-style-complex="normal"/>
    </style:style>
    <style:style style:name="T23" style:family="text">
      <style:text-properties fo:font-style="normal" officeooo:rsid="003acb8f" style:font-style-asian="normal" style:font-style-complex="normal"/>
    </style:style>
    <style:style style:name="T24" style:family="text">
      <style:text-properties fo:font-style="normal" officeooo:rsid="003cab88" style:font-style-asian="normal" style:font-style-complex="normal"/>
    </style:style>
    <style:style style:name="T25" style:family="text">
      <style:text-properties fo:font-style="normal" officeooo:rsid="003e5d40" style:font-style-asian="normal" style:font-style-complex="normal"/>
    </style:style>
    <style:style style:name="T26" style:family="text">
      <style:text-properties fo:font-style="normal" officeooo:rsid="003f709f" style:font-style-asian="normal" style:font-style-complex="normal"/>
    </style:style>
    <style:style style:name="T27" style:family="text">
      <style:text-properties fo:font-style="normal" officeooo:rsid="003fee11" style:font-style-asian="normal" style:font-style-complex="normal"/>
    </style:style>
    <style:style style:name="T28" style:family="text">
      <style:text-properties fo:font-style="normal" officeooo:rsid="0040d112" style:font-style-asian="normal" style:font-style-complex="normal"/>
    </style:style>
    <style:style style:name="T29" style:family="text">
      <style:text-properties fo:font-style="normal" officeooo:rsid="0041e9b0" style:font-style-asian="normal" style:font-style-complex="normal"/>
    </style:style>
    <style:style style:name="T30" style:family="text">
      <style:text-properties fo:font-style="normal" officeooo:rsid="00422bc9" style:font-style-asian="normal" style:font-style-complex="normal"/>
    </style:style>
    <style:style style:name="T31" style:family="text">
      <style:text-properties fo:font-style="normal" officeooo:rsid="00430977" style:font-style-asian="normal" style:font-style-complex="normal"/>
    </style:style>
    <style:style style:name="T32" style:family="text">
      <style:text-properties fo:font-style="normal" officeooo:rsid="0043f452" style:font-style-asian="normal" style:font-style-complex="normal"/>
    </style:style>
    <style:style style:name="T33" style:family="text">
      <style:text-properties fo:font-style="normal" officeooo:rsid="00457b27" style:font-style-asian="normal" style:font-style-complex="normal"/>
    </style:style>
    <style:style style:name="T34" style:family="text">
      <style:text-properties fo:font-style="normal" officeooo:rsid="0046f673" style:font-style-asian="normal" style:font-style-complex="normal"/>
    </style:style>
    <style:style style:name="T35" style:family="text">
      <style:text-properties fo:font-style="normal" officeooo:rsid="0047f989" style:font-style-asian="normal" style:font-style-complex="normal"/>
    </style:style>
    <style:style style:name="T36" style:family="text">
      <style:text-properties fo:font-style="normal" officeooo:rsid="00497e19" style:font-style-asian="normal" style:font-style-complex="normal"/>
    </style:style>
    <style:style style:name="T37" style:family="text">
      <style:text-properties officeooo:rsid="003608a7"/>
    </style:style>
    <style:style style:name="T38" style:family="text">
      <style:text-properties style:font-name="Times New Roman1" fo:font-style="normal" officeooo:rsid="003e5d40" style:font-style-asian="normal" style:font-style-complex="normal"/>
    </style:style>
    <style:style style:name="T39" style:family="text">
      <style:text-properties officeooo:rsid="0040d1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e société tendue <text:span text:style-name="T1">vers son salut</text:span></text:p>
      <text:p text:style-name="P2"/>
      <text:p text:style-name="P2"/>
      <text:p text:style-name="P4"><text:tab/><text:span text:style-name="T12">Le roman de Joseph d'Arimathie est un récit de voyage. Une société d'hommes se déplace dans l'espace. Or, un tel déplacement signifie deux choses. Premièrement qu'il y a un point de départ et un point d'arrivée. Deuxièmement qu'il y a un besoin humain de faire un tel trajet. Le voyage a donc une signification à la fois géographique et morale. Mais l'idée d'un départ ne s'impose qu'à partir du moment où les hommes d'Orient rencontrent la religion chrétienne. Tout se passe comme si l'initiation de toute une société marque la fin de son immobilisme et le début du mouvement auquel elle est destinée. Une chose est sûre, son salut est ailleurs désormais : hors de la religion païenne, hors des territoires d'Orient. C'est donc l'Occident, mais surtout la Grande Bretagne qui symbolisera cet ailleurs que les chrétiens rejoindront par la mer avant d'y cheminer en pèlerins.</text:span></text:p>
      <text:p text:style-name="P5"><text:span text:style-name="T12"><text:tab/>Selon Alphonse Dupront, deux données sont fondamentales du génie propre au pèlerinage : « L'une dit marche à un « ailleurs » spatial, marqué d'une altérité sacrale ; l'autre, l'accomplissement en ce lieu (</text:span><text:span text:style-name="T11">locus</text:span><text:span text:style-name="T12"> sacral) d'une participation mystérieuse à une autre réalité que celle de l'exister profane ou du monde de l'immanence</text:span><text:span text:style-name="T12"><text:note text:id="ftn1" text:note-class="footnote"><text:note-citation>1</text:note-citation><text:note-body><text:p text:style-name="P11"><text:span text:style-name="T10">Ibid</text:span>., p. 371</text:p></text:note-body></text:note></text:span><text:span text:style-name="T12">. » Finalement, la société chrétienne guidée par Josephé se découvre en Orient et s'accomplit en Occident.</text:span></text:p>
      <text:p text:style-name="P4"/>
      <text:p text:style-name="P4"/>
      <text:p text:style-name="P6">Le temps eschatologique</text:p>
      <text:p text:style-name="P4"/>
      <text:p text:style-name="P3"><text:tab/><text:span text:style-name="T14">L'orientation d'une société humaine vers un ailleurs spatial, l'attente d'un accomplissement futur dont elle est à sa mesure l'artisan, est caractéristique d'une conception eschatologique du temps. </text:span>« <text:span text:style-name="T2">La liaison clé du monde de l'eschatologie y est donnée avec une clairvoyance de prophète : la Chrétienté, société mythique de plénitude, vit le futur, c'est-à-dire la toute-puissance de son présent, puisqu'elle sait ce qui doit advenir et qu'elle le sert. </text:span><text:span text:style-name="T3">[…] Le temps de l'eschatologie est en soi certitude de salut, temps donc éminemment humain, de délivrance et d'accomplissement : peut-être le seul, fait à la mesure de l'homme, si la condition humaine est acceptée, cherchée, </text:span><text:soft-page-break/><text:span text:style-name="T3">vécue dans les dimensions les plus totales de sa puissance</text:span><text:span text:style-name="T3"><text:note text:id="ftn2" text:note-class="footnote"><text:note-citation>2</text:note-citation><text:note-body><text:p text:style-name="P12"><text:span text:style-name="T10">Ibid</text:span>., p. 309</text:p></text:note-body></text:note></text:span><text:span text:style-name="T3">. » </text:span><text:span text:style-name="T4">Connaître l'avenir et s'y préparer. Josephé ne s'inquiète pas d'autre chose et guide la société chrétienne en vue d</text:span><text:span text:style-name="T9">'un </text:span><text:span text:style-name="T4">accomplissement. D'où l'importance de la prophétie qui, bien que tendue vers un futur parfois lointain, donne tout son sens au présent.</text:span></text:p>
      <text:p text:style-name="P3"/>
      <text:p text:style-name="P7"><text:tab/>À la suite du sacre de Josephé, de la conversion des peuples païens <text:span text:style-name="T15">et</text:span> avant que les protagonistes ne soient exilés <text:span text:style-name="T15">sur les îles de la mer d'Occident</text:span>, un ange annonce <text:span text:style-name="T37">sans détour</text:span> la prophétie :</text:p>
      <text:p text:style-name="P3"/>
      <text:p text:style-name="P8"><text:span text:style-name="T6">§</text:span><text:span text:style-name="T7">160. </text:span><text:span text:style-name="T8">[...] </text:span><text:span text:style-name="T7">« </text:span><text:span text:style-name="T13">Illuec seront les grans merveilles et les grans proeces moustrees. Et la seront les vraies chevaleries Jhesu Crist desconvertes : quar les chevaleries terriennes devenront celestiaus ne ja nus n'en sera certains del termine qu'eles devenront celestiaus ne que eles deveront avenir. Mais devant ce qu'eles deveront avenir ne conmencier, rendera ceste lance sanc ausi com tu l'as veü. Ne jamais, des ores en avant, nule goute ne querra devant qu'eles deveront avenir. </text:span></text:p>
      <text:p text:style-name="P9"><text:span text:style-name="T6">§</text:span><text:span text:style-name="T5">161. « </text:span><text:span text:style-name="T4">Ensi come tu as oï comenceront a avenir les merveilles, par toute la terre ou ceste lance sera, et seront si espoentables que toutes gens en seront esbahies ; si n'avenront fors pour la conoissance del Saint Graal et de la lance. Lors seront establies les merveilles a qui li vrai hardi abandonneront lor cors. Et par ce seront conneü cil qui les proueces avront en aus. Ne jamais, ce saces tu, les merveilles, dedens le Saint Graal, ne seront veües par nul home mortel fors par un seul. Et cil sera plains de toutes iceles bontés que cuers d'ome puisse avoir ne ne doive. Car il ert bons au siecle et bons a Dieu, come cil qui sera plains de toutes bontés, de proueces et de tous hardements. Aprés sera bons a Dieu : car il sera ades plains de charité et de grant religion, et sera souvraine cele de charité et de toute chastée. Et de ceste lance dont tu as esté ferus ne sera jamais touchiés que uns seus hom. Cil sera rois et descendera de ton lignage. Cil sera li daerrains des bons. Cil en sera ferus par mi les deus quisses, ne ja n'en garira jusques atant que les merveilles des Saint Graal seront descouvertes a celui qui sera tous plains de toutes bontés. Et cil qui de totes bontés sera plains et qui toutes ces merveilles verra, si sera li daerrains hom del lignage Nascien. Et tot ausi que Nasciens est le premerains de veoir les merveilles del Saint Graal, autresi sera cil li daerrains qui les verra. »</text:span></text:p>
      <text:p text:style-name="P10"/>
      <text:p text:style-name="P13"><text:tab/><text:span text:style-name="T17">Des prodiges doivent s'accomplirent sur la terre où seront portés le Graal et la lance. La blessure du roi que prédit l'ange est le premier que le récit mentionne. </text:span><text:span text:style-name="T18">Mais dès que les chrétiens pose le pied en Grande Bretagne, de nombreux autres prodiges s'accomplissent. </text:span><text:span text:style-name="T22">Et t</text:span><text:span text:style-name="T18">ous sont les traces dans le monde </text:span><text:span text:style-name="T22">sensible</text:span><text:span text:style-name="T18"> d'un équilibre </text:span><text:span text:style-name="T22">cosmique</text:span><text:span text:style-name="T18"> </text:span><text:soft-page-break/><text:span text:style-name="T18">rompu. </text:span><text:span text:style-name="T21">La Tour des Prodiges que fait construire le duc Ganor en l'honneur des païens morts sera détentrice d'un mystère (§480). </text:span><text:span text:style-name="T19">Pour avoir voulu percer les mystères du Graal, </text:span><text:span text:style-name="T18">Mordrain est aveuglé et paralysé (§511). Une croix souillée par le sang du premier martyr chrétien de vient la Croix Noire (§519). </text:span><text:span text:style-name="T19">L'épée brisée avec laquelle le sénéchal de Mategrant blesse Joseph est impossible à ressouder (§537). Pour avoir osé s'asseoir à la place vide à la table du Graal, Moïse est emporté dans la forêt par sept mains enflammées (§523). Pour avoir tenté d'assassiner son frère Pierre, Siméon est emporté par deux hommes volants enflammés (§556). </text:span><text:span text:style-name="T20">Enfin, deux prodiges sont anticipés. </text:span><text:span text:style-name="T19">Tel que l'ange de l'arche l'avait prédit, le roi Pellehan </text:span><text:span text:style-name="T20">sera plus tard</text:span><text:span text:style-name="T19"> blessé entre les cuisses lors d'une bataille (§604). Enfin, </text:span><text:span text:style-name="T20">Lancelot, sixième descendant de Célidoine et grand-père de Lancelot du Lac, sera trahi et décapité par son cousin. Sa tête coupée tombera dans une fontaine dont l'eau ne cessera de bouillir (§614).</text:span></text:p>
      <text:p text:style-name="P13"><text:span text:style-name="T20"><text:tab/></text:span><text:span text:style-name="T22">Tous ces prodiges sont marqués d'une temporalité tendue vers le moment de leur fin. Ils sont les symboles d'un dérèglement qui durera jusqu'à ce que les mystères du Graal soient enfin révélés à Galaad, dernier descendant de Nascien et chevalier d'une vertu </text:span><text:span text:style-name="T23">exemplaire</text:span><text:span text:style-name="T22">. </text:span><text:span text:style-name="T24">En effet, sa venue est attendue comme l'événement qui mettra fin aux prodiges :</text:span></text:p>
      <text:p text:style-name="P13"/>
      <text:p text:style-name="P16"><text:span text:style-name="T16">§537. « Ha ! Espee, jamais ne seras resoldee devant ce que cil te tenra qui les hautes aventures del Saint Graal devra achievir. »</text:span></text:p>
      <text:p text:style-name="P16"><text:span text:style-name="T16">§</text:span><text:span text:style-name="T25">562. « Et cis chevaliers avra non Lancelos, et istra de lui li Bons Chevaliers a qui Nostres Sires a donnee sa bone eüree grasse, qui en merite de sa vie sainte et religiouse achevra les aventures de la Grant Bertaigne, et les merveilles ou li autre chevalier faudront. Et par celui que je vous di, qui Galaad sera apelés em baptesme, sera délivrés Moys et Symeü de la grant painne ou il sont </text:span><text:span text:style-name="T38">[…]</text:span><text:span text:style-name="T25">. »</text:span></text:p>
      <text:p text:style-name="P14"/>
      <text:p text:style-name="P15"><text:span text:style-name="T25"><text:tab/></text:span><text:span text:style-name="T26">C'est donc plus qu'un événement, c'est un avènement. La fin d'un temps et le commencement d'un autre. Le rétablissement d'un ordre troublé par la présence du Graal en Grande Bretagne. De la même manière que dans les croisades </text:span><text:span text:style-name="T30">l'objectif</text:span><text:span text:style-name="T26"> est la sortie du temps de l'histoire, </text:span><text:span text:style-name="T30">l'objectif</text:span><text:span text:style-name="T26"> est ici la sortie du temps des prodiges. « </text:span><text:span text:style-name="T27">Une des voies donc de l'accomplissement des temps est la croisade. Dans ses tentatives métaphysiquement toujours avortées, mais physiquement si souvent reprises, elle est l'une des gestes les plus magnifiques par où l'humanité tente sa sortie du temps de l'histoire. Drame eschatologique essentiellement. Dans son départ et dans sa vie surtout, tant qu'il faut nourrir au cœur d'une migration humaine l'espérance de l'attente ou la foi </text:span><text:soft-page-break/><text:span text:style-name="T27">d'accomplir</text:span><text:span text:style-name="T27"><text:note text:id="ftn0" text:note-class="footnote"><text:note-citation>3</text:note-citation><text:note-body><text:p text:style-name="P18"><text:span text:style-name="T10">Ibid</text:span>., p. 290</text:p></text:note-body></text:note></text:span><text:span text:style-name="T27">. » L'</text:span><text:span text:style-name="T26">idée d'un </text:span><text:span text:style-name="T27">accomplissement et donc d'un terme, </text:span><text:span text:style-name="T28">si caractéristique de la croisade,</text:span><text:span text:style-name="T27"> entraîne logiquement celle d'un</text:span><text:span text:style-name="T26"> renversement temporel et cosmique. </text:span><text:span text:style-name="T28">Or, l'aventure </text:span><text:span text:style-name="T29">collective</text:span><text:span text:style-name="T28"> des protagonistes du </text:span><text:span text:style-name="T39">roman de Joseph d'Arimathie</text:span><text:span text:style-name="T28"> est </text:span><text:span text:style-name="T30">elle-même </text:span><text:span text:style-name="T28">portée par l'attente de ce renversement.</text:span></text:p>
      <text:p text:style-name="P15"><text:span text:style-name="T28"><text:tab/></text:span><text:span text:style-name="T29">Finalement, l'odyssée chrétienne constitue l'accomplissement d'une temporalité fermée. Initiée par Josephé, lorsqu'il part d'Orient, achevée par Galaad, lorsqu'il arrive en Grande Bretagne. L</text:span><text:span text:style-name="T30">'enjeu</text:span><text:span text:style-name="T29"> de l'aventure est double : rendre possible la civilisation du Graal tout en anticipant sa fin. À ce titre, le Graal se révèle un emblème complexe : porteur du souffle épique qui donnera naissance à tout une </text:span><text:span text:style-name="T31">civilisation</text:span><text:span text:style-name="T29"> chevaleresque et protecteur du mystère qui provoquera la mort de cette même </text:span><text:span text:style-name="T31">civilisation</text:span><text:span text:style-name="T29">.</text:span></text:p>
      <text:p text:style-name="P15"/>
      <text:p text:style-name="P15"><text:span text:style-name="T29"><text:tab/></text:span><text:span text:style-name="T31">Temporalité fermée si l'on se propulse à l'époque de l'avènement de Galaad. Temporalité tendue si l'on reste à l'époque des premières prophéties. </text:span><text:span text:style-name="T32">Réalité paradoxale. Consciente de sa propre fin, la société du Graal cherche à s'accomplir. Toute son existence est ainsi tendue vers son point culminant : la révélation de ses mystères. </text:span><text:span text:style-name="T33">Cette attitude de l'homme face au temps est singulière. C'est celle du chrétien qui ne vit le temps présent que parce qu'il préfigure le temps à venir. « Croisade et eschatologie se vivent, elles, immanentes en un temps de collectif humain, toujours présent, poignant, puisqu'il est le temps de l'attente, de la violence ou de l'angoisse. Temps dont toute la réalité est d'être fermé, qui ainsi est contraint d'éclater hors de lui-même, de mettre en présence d'un au-delà non manifesté et qui, par une autre conséquence, est capable de certitude. La dramatique eschatologique exige, pour pouvoir être transmise ou vécue, comme dans la croisade, une fin des temps</text:span><text:span text:style-name="T33"><text:note text:id="ftn3" text:note-class="footnote"><text:note-citation>4</text:note-citation><text:note-body><text:p text:style-name="P19"><text:span text:style-name="T10">Ibid</text:span>., p. 308</text:p></text:note-body></text:note></text:span><text:span text:style-name="T33">. »</text:span></text:p>
      <text:p text:style-name="P15"><text:span text:style-name="T33"><text:tab/>Martyr, blessure, paralysie, aveuglement, ne sont-ils pas les symptômes édifiants d'un temps de violence </text:span><text:span text:style-name="T35">angoissé, </text:span><text:span text:style-name="T33">tendu vers celui </text:span><text:span text:style-name="T35">de leur</text:span><text:span text:style-name="T33"> guérison ? </text:span><text:span text:style-name="T34">Si la fin des temps donne un sens à la présence des croisés en Orient, la fin des prodiges donne un sens à la présence des chrétiens en Grande Bretagne. </text:span><text:span text:style-name="T36">La même structure temporelle sous-tend la chronique des croisés et celle des compagnons de Joseph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9-03T16:39:30.792923457</meta:creation-date>
    <dc:date>2015-09-05T11:37:51.069876470</dc:date>
    <dc:creator>Gauthier </dc:creator>
    <meta:editing-duration>PT11H30M9S</meta:editing-duration>
    <meta:editing-cycles>32</meta:editing-cycles>
    <meta:generator>LibreOffice/4.2.8.2$Linux_X86_64 LibreOffice_project/420m0$Build-2</meta:generator>
    <meta:document-statistic meta:table-count="0" meta:image-count="0" meta:object-count="0" meta:page-count="4" meta:paragraph-count="20" meta:word-count="1613" meta:character-count="9721" meta:non-whitespace-character-count="8117"/>
  </office:meta>
</office:document-meta>
</file>